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Points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 <text:a xlink:href="http://en.wikipedia.org/wiki/Ireland_national_rugby_union_team" xlink:type="simple">Ireland</text:a>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 <text:a xlink:href="http://en.wikipedia.org/wiki/England_national_rugby_union_team" xlink:type="simple">England</text:a>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http://en.wikipedia.org/wiki/Wales_national_rugby_union_team" xlink:type="simple">Wales</text:a>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http://en.wikipedia.org/wiki/France_national_rugby_union_team" xlink:type="simple">France</text:a>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 <text:a xlink:href="http://en.wikipedia.org/wiki/Scotland_national_rugby_union_team" xlink:type="simple">Scotland</text:a>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 <text:a xlink:href="http://en.wikipedia.org/wiki/Italy_national_rugby_union_team" xlink:type="simple">Italy</text:a>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adar </meta:initial-creator>
    <meta:creation-date>2015-02-08T13:18:25.399203146</meta:creation-date>
    <dc:date>2015-02-08T13:21:14.290661135</dc:date>
    <dc:creator>Peadar </dc:creator>
    <meta:editing-duration>P0D</meta:editing-duration>
    <meta:editing-cycles>1</meta:editing-cycles>
    <meta:generator>LibreOffice/4.2.7.2$Linux_x86 LibreOffice_project/420m0$Build-2</meta:generator>
    <meta:document-statistic meta:table-count="1" meta:cell-count="21" meta:object-count="0"/>
  </office:meta>
</office:document-meta>
</file>